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Tahoma, Helvetica, FreeSans, sans-serif"/>
    <style:font-face style:name="Comic Sans MS" svg:font-family="'Comic Sans MS'"/>
    <style:font-face style:name="Lohit Hindi1" svg:font-family="'Lohit Hindi'"/>
    <style:font-face style:name="Liberation Serif" svg:font-family="'Liberation Serif'" style:font-family-generic="roman" style:font-pitch="variable"/>
    <style:font-face style:name="Bitstream Vera Sans" svg:font-family="'Bitstream Vera Sans'"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orphans="2" fo:widows="2"/>
      <style:text-properties fo:font-variant="normal" fo:text-transform="none" fo:color="#000000" loext:opacity="100%" style:font-name="DejaVu Sans1" fo:font-size="14pt" fo:letter-spacing="normal" fo:language="en" fo:country="US" fo:font-style="normal" fo:font-weight="normal" style:font-size-asian="14pt" style:font-size-complex="14pt"/>
    </style:style>
    <style:style style:name="P2" style:family="paragraph" style:parent-style-name="Standard">
      <style:text-properties fo:color="#000000" loext:opacity="100%" style:font-name="DejaVu Sans1" fo:font-size="14pt" style:font-size-asian="14pt" style:font-size-complex="14pt"/>
    </style:style>
    <style:style style:name="P3" style:family="paragraph" style:parent-style-name="Standard">
      <style:paragraph-properties fo:margin-left="0in" fo:margin-right="0in" fo:orphans="2" fo:widows="2" fo:text-indent="0in" style:auto-text-indent="false"/>
      <style:text-properties fo:font-variant="normal" fo:text-transform="none" fo:color="#000000" loext:opacity="100%" style:font-name="DejaVu Sans1" fo:font-size="14pt" fo:letter-spacing="normal" fo:language="en" fo:country="US" fo:font-style="normal" fo:font-weight="normal"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antangan utama dalam merancang database multimedia timbul dari beberapa persyaratan yang harus dipenuhi seperti :</text:p>
      <text:p text:style-name="P3"/>
      <text:p text:style-name="P3">1. Pengaturan beberapa tipe dari input, output dan media penyimpanan. Input data bias berasal dari beberapa jenis peralatan seperti scanner, kamera digital untuk gambar, mikropon, peralatan MIDI untuk file suara dan kamera video. Media keluaran bisa berupa monitor ber-resolusi tinggi untuk gambar dan speaker untuk suara.</text:p>
      <text:p text:style-name="P3"/>
      <text:p text:style-name="P3">2. Penanganan beberapa format kompresi data dan penyimpanan. Encoding data akan memiliki banyak format bahkan dalam 1 aplikasi tunggal. Sebagai contoh pada aplikasi medis, gambar MRI dari otak memiliki pengkodean yang berbeda dengan gambar dari X-ray tulang. Juga data-data radiology, data EKG atau data pasien memiliki variasi format yang luas.</text:p>
      <text:p text:style-name="P3"/>
      <text:p text:style-name="P3">3. Dukungan untuk platform komputasi dan system operasi yang berbeda.Pengguna yang berbeda menggunakan computer dan peralatan yang cocok dengan kebutuhan dan selera mereka. Tetapi mereka memerlukan view level pengguna yang sama untuk databasenya.</text:p>
      <text:p text:style-name="P3"/>
      <text:p text:style-name="P3">4. Mengintegrasikan model data yang berbeda-beda. Beberapa data seperti numeric dan data tekstual sangat bagus kalau ditangani dengan model database relasional, sementara beberapa data seperti dokumen-dokumen video lebih tepat ditanganani dengan model object Oriented. Sehingga dua model database ini harus ada di dalam MMDB.</text:p>
      <text:p text:style-name="P3"/>
      <text:p text:style-name="P3">5. Menawarkan beberapa system query yang user friendly yang cocok untuk jenis data yang berbeda-beda. Dari sudut pandang user, query yang mudah dipakai, cepat dan akurat dalam mencari informasi sangat diharapkan. Query untuk item yang sama dapat berada pada form yang berbeda. Sebagai contoh, beberapa bagian yang menarik dari suatu video dapat di-query dengan</text:p>
      <text:p text:style-name="P3">menggunakan :</text:p>
      <text:p text:style-name="P1">1. Beberapa contoh frame sebagai sample</text:p>
      <text:p text:style-name="P1">2. Klip dari audiotrack yang bersesuaian</text:p>
      <text:p text:style-name="P1">3. Deskripsi tekstual menggunakan keyword.</text:p>
      <text:p text:style-name="P1"/>
      <text:p text:style-name="P3">6. Menangani beberapa jenis index-ing. Sifat data multimedia yang subjektif dan tidak eksak menyebabkan indexing berbasis keyword dan pencarian berbasis range pada database tradisionil tidak efektif. Sebagai contoh, pencarian record dari orang-orang <text:soft-page-break/>berdasarkan pada nomor keamanan social bisa didefinisikan dengan tepat, tetapi pencarian berdasarkan fitur wajah tertentu dari sejumalah citra wajah dalam database memerlukan query berbasis konten dan pencarian berbasis similaritas. Hal ini mengindikasikan index-ing yang bersifat contentdependent, sebagai tambahan untuk index-ing berbasis keyword.</text:p>
      <text:p text:style-name="P3"/>
      <text:p text:style-name="P3">7. Mengembangkan pengukuran kesamaan data yang berkorespondensi dengan kesamaan perceptual. Pengukuran similaritas untuk tipe data yang berbeda harus dikuantifikasi untuk berhubungan baik dengan kesamaan perseptual dari objek dari tipe- tipe data tersebut. Hal ini perlu diintegrasikan dalam proses pencarian.</text:p>
      <text:p text:style-name="P3"/>
      <text:p text:style-name="P3">8. Menyediakan view yang transparan untuk data MMDB yang secara geografis seperti sifat dari data terdistribusi. Media data berada pada berbagai jenis penyimpanan yang bisa saja terpisah-pisah secara geografis. Hal ini tentunya akan mempengaruhi pendekatan komputasi yang tersentralistik ke terdistribusi dan terjaring.</text:p>
      <text:p text:style-name="P3"/>
      <text:p text:style-name="P3">9. Kompatibel dengan batasan real-time untuk transmisi media data. Video dan Audio bersifat integral secara temporal. Sebagai contoh frame video harus dipresentasikan pada frame rate sebesar 30 frame/second bagi mata manusia untuk kontinuitas pada video.</text:p>
      <text:p text:style-name="P3"/>
      <text:p text:style-name="P3">10. Sinkronisasi tipe media yang berbeda-beda ketika dipresentasikan pada user. Tipe media yang berbeda-beda yang berhubungan dengan 1 data multimedia disimpan dalam format yang berbeda, pada peralatan yang berbeda dan dan kecepatan transfer yang berbeda. Sehingga harus disingkronisasi pada periode waktu tertentu. Perkembangan terakhir dalam menggunakan data multimedia pada aplikasi telah menjadi suatu fenomena. Database Multimedia sangat esensial untuk manajemen penggunaan data yang besar secara efektif dan efisien.Perbedaan aplikasi menggunakan data multimedia, telah mengubah teknologi secara cepat, dan penggabungan kompleksitas pada representasi semantic, interpretasi dan perbandingan kesamaan menghadapi banyak tantangan.Multimedia database masih berada pada tahap awal perkembangan. Sekarang Database Multimedia masih terikat pada beberapa lingkungan aplikasi saja. Pengalaman yang diperoleh dari pengembangan dan penggunaan aplikasi multimedia baru akan membantu perkembangan teknologi database multimedia.</text:p>
      <text:p text:style-name="P2"><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Tahoma, Helvetica, FreeSans, sans-serif"/>
    <style:font-face style:name="Comic Sans MS" svg:font-family="'Comic Sans MS'"/>
    <style:font-face style:name="Lohit Hindi1" svg:font-family="'Lohit Hindi'"/>
    <style:font-face style:name="Liberation Serif" svg:font-family="'Liberation Serif'" style:font-family-generic="roman" style:font-pitch="variable"/>
    <style:font-face style:name="Bitstream Vera Sans" svg:font-family="'Bitstream Vera Sans'"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clipseSpark </meta:initial-creator>
    <meta:creation-date>2011-11-28T23:36:19</meta:creation-date>
    <meta:generator>LibreOffice/7.0.4.2$Linux_X86_64 LibreOffice_project/00$Build-2</meta:generator>
    <dc:date>2021-04-22T23:58:04.584662732</dc:date>
    <meta:editing-duration>PT2M35S</meta:editing-duration>
    <meta:editing-cycles>1</meta:editing-cycles>
    <meta:document-statistic meta:table-count="0" meta:image-count="0" meta:object-count="0" meta:page-count="3" meta:paragraph-count="15" meta:word-count="574" meta:character-count="4348" meta:non-whitespace-character-count="3789"/>
  </office:meta>
</office:document-meta>
</file>